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04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 office:value-type="string" calcext:value-type="string">
            <text:p>csv_lcsc</text:p>
          </table:table-cell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resistor_0603_47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105428</text:p>
          </table:table-cell>
          <table:table-cell table:style-name="ce4" office:value-type="string" calcext:value-type="string">
            <text:p>$0.000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omp_electronic_resistor_0603_4700_oh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92489</text:p>
          </table:table-cell>
          <table:table-cell office:value-type="string" calcext:value-type="string">
            <text:p>$3.64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ectronic_header_1_mm_jst_sh_4_pin_surface_mount_right_angl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2906270</text:p>
          </table:table-cell>
          <table:table-cell table:style-name="ce4" office:value-type="string" calcext:value-type="string">
            <text:p>$0.03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lectronic_ic_lga_2_mm_x_2_mm_12_pin_sensor_accelerometer_sensortek_stk83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966924</text:p>
          </table:table-cell>
          <table:table-cell office:value-type="string" calcext:value-type="string">
            <text:p>$0.44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lectronic_ic_0603_sensor_light_everlight_elec_als_pt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146233</text:p>
          </table:table-cell>
          <table:table-cell office:value-type="string" calcext:value-type="string">
            <text:p>$0.112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ectronic_led_1010_rgb_ws2812b_xinglight_1010rgb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5349953</text:p>
          </table:table-cell>
          <table:table-cell office:value-type="string" calcext:value-type="string">
            <text:p>$0.056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lectronic_resistor_0603_10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99198</text:p>
          </table:table-cell>
          <table:table-cell office:value-type="string" calcext:value-type="string">
            <text:p>$0.0007</text:p>
          </table:table-cell>
          <table:table-cell/>
          <table:table-cell table:style-name="ce5" table:number-columns-repeated="16378"/>
        </table:table-row>
        <table:table-row table:style-name="ro1" table:number-rows-repeated="7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09:40:40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5T10:58:01.340000000</dc:date>
    <meta:editing-duration>PT4H59M13S</meta:editing-duration>
    <meta:editing-cycles>12</meta:editing-cycles>
    <meta:generator>LibreOffice/7.6.0.3$Windows_X86_64 LibreOffice_project/69edd8b8ebc41d00b4de3915dc82f8f0fc3b6265</meta:generator>
    <meta:document-statistic meta:table-count="1" meta:cell-count="41" meta:object-count="0"/>
  </office:meta>
</office:document-meta>
</file>